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6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6"/>
        <table:table-column table:style-name="ACOL-0" table:number-columns-repeated="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099</text:p>
          </table:table-cell>
          <table:table-cell table:style-name="ACE-0" office:value-type="float" office:value="61.780000000000001">
            <text:p>61.78</text:p>
          </table:table-cell>
          <table:table-cell table:style-name="ACE-0" office:value-type="float" office:value="-72.579999999999998">
            <text:p>−72.58</text:p>
          </table:table-cell>
          <table:table-cell table:style-name="ACE-0" office:value-type="float" office:value="1840">
            <text:p>18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/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6999999999999993">
            <text:p>9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ykeEtal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00</text:p>
          </table:table-cell>
          <table:table-cell table:style-name="ACE-0" office:value-type="float" office:value="62.020000000000003">
            <text:p>62.02</text:p>
          </table:table-cell>
          <table:table-cell table:style-name="ACE-0" office:value-type="float" office:value="-72.599999999999994">
            <text:p>−72.6</text:p>
          </table:table-cell>
          <table:table-cell table:style-name="ACE-0" office:value-type="float" office:value="7140">
            <text:p>71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2.700000000000003">
            <text:p>42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LauriolGray198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03</text:p>
          </table:table-cell>
          <table:table-cell table:style-name="ACE-0" office:value-type="float" office:value="62.020000000000003">
            <text:p>62.02</text:p>
          </table:table-cell>
          <table:table-cell table:style-name="ACE-0" office:value-type="float" office:value="-72.599999999999994">
            <text:p>−72.6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iatella arctica, my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3.700000000000003">
            <text:p>73.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DykeEtal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4762</text:p>
          </table:table-cell>
          <table:table-cell table:style-name="ACE-0" office:value-type="float" office:value="62.060000000000002">
            <text:p>62.06</text:p>
          </table:table-cell>
          <table:table-cell table:style-name="ACE-0" office:value-type="float" office:value="-73.090000000000003">
            <text:p>−73.09</text:p>
          </table:table-cell>
          <table:table-cell table:style-name="ACE-0" office:value-type="float" office:value="7410">
            <text:p>741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6.700000000000003">
            <text:p>66.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GrayEtal1993,Daigneault200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4764</text:p>
          </table:table-cell>
          <table:table-cell table:style-name="ACE-0" office:value-type="float" office:value="62">
            <text:p>62</text:p>
          </table:table-cell>
          <table:table-cell table:style-name="ACE-0" office:value-type="float" office:value="-73">
            <text:p>−73</text:p>
          </table:table-cell>
          <table:table-cell table:style-name="ACE-0" office:value-type="float" office:value="7480">
            <text:p>74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alanus hamer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0.700000000000003">
            <text:p>90.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Gray2001,DykeEtal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4766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2.950000000000003">
            <text:p>−72.95</text:p>
          </table:table-cell>
          <table:table-cell table:style-name="ACE-0" office:value-type="float" office:value="4240">
            <text:p>42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alg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ykeEtal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135</text:p>
          </table:table-cell>
          <table:table-cell table:style-name="ACE-0" office:value-type="float" office:value="61.549999999999997">
            <text:p>61.55</text:p>
          </table:table-cell>
          <table:table-cell table:style-name="ACE-0" office:value-type="float" office:value="-72.260000000000005">
            <text:p>−72.26</text:p>
          </table:table-cell>
          <table:table-cell table:style-name="ACE-0" office:value-type="float" office:value="7180">
            <text:p>718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hiatella arctica, 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9.699999999999999">
            <text:p>29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McNeelyAtkinson1995,Daigneault200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165</text:p>
          </table:table-cell>
          <table:table-cell table:style-name="ACE-0" office:value-type="float" office:value="62.07">
            <text:p>62.07</text:p>
          </table:table-cell>
          <table:table-cell table:style-name="ACE-0" office:value-type="float" office:value="-73.180000000000007">
            <text:p>−73.18</text:p>
          </table:table-cell>
          <table:table-cell table:style-name="ACE-0" office:value-type="float" office:value="5920">
            <text:p>59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.699999999999999">
            <text:p>13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Atkinson1995,DykeEtal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178</text:p>
          </table:table-cell>
          <table:table-cell table:style-name="ACE-0" office:value-type="float" office:value="62.170000000000002">
            <text:p>62.17</text:p>
          </table:table-cell>
          <table:table-cell table:style-name="ACE-0" office:value-type="float" office:value="-72.980000000000004">
            <text:p>−72.98</text:p>
          </table:table-cell>
          <table:table-cell table:style-name="ACE-0" office:value-type="float" office:value="4900">
            <text:p>49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.699999999999999">
            <text:p>11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Atkinson1995,DykeEtal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192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2.950000000000003">
            <text:p>−72.95</text:p>
          </table:table-cell>
          <table:table-cell table:style-name="ACE-0" office:value-type="float" office:value="4480">
            <text:p>44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Atkinson1995,DykeEtal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200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2.780000000000001">
            <text:p>−72.78</text:p>
          </table:table-cell>
          <table:table-cell table:style-name="ACE-0" office:value-type="float" office:value="4120">
            <text:p>412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.699999999999999">
            <text:p>14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Atkinson1995,DykeEtal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202</text:p>
          </table:table-cell>
          <table:table-cell table:style-name="ACE-0" office:value-type="float" office:value="61.549999999999997">
            <text:p>61.55</text:p>
          </table:table-cell>
          <table:table-cell table:style-name="ACE-0" office:value-type="float" office:value="-72.299999999999997">
            <text:p>−72.3</text:p>
          </table:table-cell>
          <table:table-cell table:style-name="ACE-0" office:value-type="float" office:value="7430">
            <text:p>743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mya truncata, 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.699999999999999">
            <text:p>10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2002,Daigneault200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581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2.950000000000003">
            <text:p>−72.95</text:p>
          </table:table-cell>
          <table:table-cell table:style-name="ACE-0" office:value-type="float" office:value="4180">
            <text:p>41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2005,DykeEtal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01</text:p>
          </table:table-cell>
          <table:table-cell table:style-name="ACE-0" office:value-type="float" office:value="61.859999999999999">
            <text:p>61.86</text:p>
          </table:table-cell>
          <table:table-cell table:style-name="ACE-0" office:value-type="float" office:value="-72.659999999999997">
            <text:p>−72.66</text:p>
          </table:table-cell>
          <table:table-cell table:style-name="ACE-0" office:value-type="float" office:value="6740">
            <text:p>6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rine shells in deltic contex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4.399999999999999">
            <text:p>44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string">
            <text:p>GrayEtal1993,VacchiEtal2018</text:p>
          </table:table-cell>
          <table:table-cell table:number-columns-repeated="240" table:style-name="ACE-0"/>
        </table:table-row>
        <table:table-row table:style-name="AROW-0" table:number-rows-repeated="25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4">
          <gnm:selection gnm:start-col="15" gnm:start-row="14" gnm:end-col="15" gnm:end-row="1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3-01-19T05:47:2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